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fo:font-variant="normal" fo:text-transform="none" fo:color="#000000" loext:opacity="100%" style:font-name="Abyssinica SIL" fo:font-size="12pt" fo:letter-spacing="normal" fo:font-style="normal" fo:font-weight="normal" officeooo:rsid="00082c37" officeooo:paragraph-rsid="0010526c" style:font-size-asian="12pt" style:font-weight-asian="normal" style:font-size-complex="12pt" style:font-weight-complex="normal"/>
    </style:style>
    <style:style style:name="P2" style:family="paragraph" style:parent-style-name="Standard">
      <style:text-properties fo:color="#000000" loext:opacity="100%" style:font-name="Abyssinica SIL" fo:font-size="12pt" fo:font-weight="normal" officeooo:rsid="0010f25b" officeooo:paragraph-rsid="0010f25b" style:font-size-asian="12pt" style:font-weight-asian="normal" style:font-size-complex="12pt" style:font-weight-complex="normal"/>
    </style:style>
    <style:style style:name="P3" style:family="paragraph" style:parent-style-name="Standard">
      <style:text-properties fo:color="#000000" loext:opacity="100%" style:font-name="Abyssinica SIL" fo:font-size="12pt" fo:font-weight="normal" officeooo:rsid="00070b7f" officeooo:paragraph-rsid="0010526c" style:font-size-asian="12pt" style:font-weight-asian="normal" style:font-size-complex="12pt" style:font-weight-complex="normal"/>
    </style:style>
    <style:style style:name="P4" style:family="paragraph" style:parent-style-name="Standard" style:list-style-name="L1">
      <style:text-properties fo:color="#000000" loext:opacity="100%" style:font-name="Abyssinica SIL" fo:font-size="12pt" fo:font-weight="normal" officeooo:paragraph-rsid="0010526c" style:font-size-asian="12pt" style:font-weight-asian="normal" style:font-size-complex="12pt" style:font-weight-complex="normal"/>
    </style:style>
    <style:style style:name="P5" style:family="paragraph" style:parent-style-name="Standard">
      <style:text-properties fo:color="#000000" loext:opacity="100%" style:font-name="Abyssinica SIL" fo:font-size="12pt" fo:font-weight="normal" officeooo:paragraph-rsid="0010526c" style:font-size-asian="12pt" style:font-weight-asian="normal" style:font-size-complex="12pt" style:font-weight-complex="normal"/>
    </style:style>
    <style:style style:name="P6" style:family="paragraph" style:parent-style-name="Text_20_body">
      <style:text-properties fo:color="#000000" loext:opacity="100%" style:font-name="Abyssinica SIL" fo:font-size="12pt" fo:font-weight="normal" officeooo:rsid="0010f25b" officeooo:paragraph-rsid="0012fa76" style:font-size-asian="12pt" style:font-weight-asian="normal" style:font-size-complex="12pt" style:font-weight-complex="normal"/>
    </style:style>
    <style:style style:name="P7" style:family="paragraph" style:parent-style-name="Text_20_body">
      <style:text-properties fo:color="#000000" loext:opacity="100%" style:font-name="Abyssinica SIL" fo:font-size="12pt" fo:font-weight="normal" officeooo:rsid="0012fa76" officeooo:paragraph-rsid="0012fa76" style:font-size-asian="12pt" style:font-weight-asian="normal" style:font-size-complex="12pt" style:font-weight-complex="normal"/>
    </style:style>
    <style:style style:name="P8" style:family="paragraph" style:parent-style-name="Text_20_body">
      <style:text-properties fo:color="#000000" loext:opacity="100%" style:font-name="Abyssinica SIL" fo:font-size="12pt" fo:font-weight="normal" officeooo:rsid="001485c1" officeooo:paragraph-rsid="001485c1" style:font-size-asian="12pt" style:font-weight-asian="normal" style:font-size-complex="12pt" style:font-weight-complex="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485c1" officeooo:paragraph-rsid="001485c1" style:font-size-asian="12pt" style:font-weight-asian="normal" style:font-size-complex="12pt" style:font-weight-complex="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6495f" officeooo:paragraph-rsid="0016495f" style:font-size-asian="12pt" style:font-weight-asian="normal" style:font-size-complex="12pt" style:font-weight-complex="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725ce" officeooo:paragraph-rsid="001725ce" style:font-size-asian="12pt" style:font-weight-asian="normal" style:font-size-complex="12pt" style:font-weight-complex="normal"/>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775f5" officeooo:paragraph-rsid="001725ce" style:font-size-asian="12pt" style:font-weight-asian="normal" style:font-size-complex="12pt" style:font-weight-complex="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rsid="0019e759" officeooo:paragraph-rsid="001725ce" style:font-size-asian="12pt" style:font-weight-asian="normal" style:font-size-complex="12pt" style:font-weight-complex="normal"/>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officeooo:paragraph-rsid="001725ce" style:font-size-asian="12pt" style:font-weight-asian="normal" style:font-size-complex="12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82c37"/>
    </style:style>
    <style:style style:name="T3" style:family="text">
      <style:text-properties fo:font-variant="normal" fo:text-transform="none" fo:letter-spacing="normal" fo:font-style="normal" officeooo:rsid="00124925"/>
    </style:style>
    <style:style style:name="T4" style:family="text">
      <style:text-properties fo:font-variant="normal" fo:text-transform="none" fo:letter-spacing="normal" fo:font-style="normal" officeooo:rsid="000eaffd"/>
    </style:style>
    <style:style style:name="T5" style:family="text">
      <style:text-properties fo:font-variant="normal" fo:text-transform="none" fo:letter-spacing="normal" fo:font-style="normal" officeooo:rsid="0012fa76"/>
    </style:style>
    <style:style style:name="T6" style:family="text">
      <style:text-properties fo:font-variant="normal" fo:text-transform="none" fo:letter-spacing="normal" fo:language="en" fo:country="US" fo:font-style="normal" fo:font-weight="bold" officeooo:rsid="00082c37" style:font-weight-asian="bold" style:font-weight-complex="bold"/>
    </style:style>
    <style:style style:name="T7" style:family="text">
      <style:text-properties fo:font-variant="normal" fo:text-transform="none" fo:letter-spacing="normal" fo:language="en" fo:country="US" fo:font-style="normal" officeooo:rsid="00082c37"/>
    </style:style>
    <style:style style:name="T8" style:family="text">
      <style:text-properties fo:font-variant="normal" fo:text-transform="none" fo:color="#202124" loext:opacity="100%" fo:font-size="12.75pt" fo:letter-spacing="normal" fo:language="en" fo:country="US" fo:font-style="normal" officeooo:rsid="00082c37"/>
    </style:style>
    <style:style style:name="T9" style:family="text">
      <style:text-properties officeooo:rsid="000eaffd"/>
    </style:style>
    <style:style style:name="T10" style:family="text">
      <style:text-properties officeooo:rsid="00070b7f"/>
    </style:style>
    <style:style style:name="T11" style:family="text">
      <style:text-properties officeooo:rsid="0010526c"/>
    </style:style>
    <style:style style:name="T12" style:family="text">
      <style:text-properties fo:language="en" fo:country="US"/>
    </style:style>
    <style:style style:name="T13" style:family="text">
      <style:text-properties fo:language="en" fo:country="US" officeooo:rsid="00082c37"/>
    </style:style>
    <style:style style:name="T14" style:family="text">
      <style:text-properties fo:color="#202124" loext:opacity="100%" fo:language="en" fo:country="US"/>
    </style:style>
    <style:style style:name="T15" style:family="text">
      <style:text-properties fo:color="#202124" loext:opacity="100%" fo:language="en" fo:country="US" officeooo:rsid="0018fe55"/>
    </style:style>
    <style:style style:name="T16" style:family="text">
      <style:text-properties fo:color="#202124" loext:opacity="100%" fo:language="en" fo:country="US" officeooo:rsid="00082c37"/>
    </style:style>
    <style:style style:name="T17" style:family="text">
      <style:text-properties fo:color="#202124" loext:opacity="100%" fo:font-size="12.75pt" fo:language="en" fo:country="US"/>
    </style:style>
    <style:style style:name="T18" style:family="text">
      <style:text-properties fo:color="#202124" loext:opacity="100%" fo:font-size="12.75pt" fo:language="en" fo:country="US" officeooo:rsid="00082c37"/>
    </style:style>
    <style:style style:name="T19" style:family="text">
      <style:text-properties fo:color="#202124" loext:opacity="100%" fo:font-size="12.75pt" fo:language="en" fo:country="US" fo:font-weight="bold" officeooo:rsid="00082c37" style:font-weight-asian="bold" style:font-weight-complex="bold"/>
    </style:style>
    <style:style style:name="T20" style:family="text">
      <style:text-properties fo:color="#202124" loext:opacity="100%" fo:font-size="9pt" fo:language="en" fo:country="US" officeooo:rsid="00082c3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1) </text:span>Java is <text:span text:style-name="T9">a </text:span>'Statically Typed Language','Dynamically Typed Language' and also <text:s text:c="2"/>'Strongly Typed Language',</text:p>
      <text:list xml:id="list4230998305" text:style-name="L1">
        <text:list-item>
          <text:p text:style-name="P4"><text:span text:style-name="T10">Statically Typed <text:s/>means </text:span><text:span text:style-name="T1">every variable and every expression </text:span><text:span text:style-name="T2">should has a type that is known at compile time.</text:span></text:p>
        </text:list-item>
        <text:list-item>
          <text:p text:style-name="P1">Dynamically Typed means type checking will do at the run time.</text:p>
        </text:list-item>
        <text:list-item>
          <text:p text:style-name="P4"><text:span text:style-name="T2">Strongly Typed Language </text:span><text:span text:style-name="T4">means </text:span><text:span text:style-name="T2">Strong static typing helps detect errors at compile time.</text:span></text:p>
        </text:list-item>
      </text:list>
      <text:p text:style-name="P5"><text:span text:style-name="T2"/></text:p>
      <text:p text:style-name="P2"><text:span text:style-name="T2">2</text:span><text:span text:style-name="T1">) </text:span><text:span text:style-name="T2">Case-sensitive means that the computer program only matches values with the same case (lower/upper). </text:span></text:p>
      <text:p text:style-name="P2"><text:span text:style-name="T2">Case-insensitive means the program ignores case and matches values regardless of their lower or upper case letters.</text:span></text:p>
      <text:p text:style-name="P2"><text:span text:style-name="T2"/></text:p>
      <text:p text:style-name="P6"><text:span text:style-name="T2">Java, like most programming languages, is case sensitive. </text:span><text:span text:style-name="T3">Even the slightest difference in naming indicates different objects ( count does not equal Count ). In order to be consistent, programmers follow naming conventions. For example,variables are lowercase (car) and classes are uppercase (Car)</text:span></text:p>
      <text:p text:style-name="P6"><text:span text:style-name="T5">3) Identity Conversion means a </text:span><text:span text:style-name="T2">conversion from a type to that same type is permitted for any type.</text:span></text:p>
      <text:p text:style-name="P6"><text:span text:style-name="T2">First, it is always permitted for an expression to have the desired type to begin with, thus allowing the simply stated rule that every expression is subject to conversion, if only a trivial identity conversion.</text:span></text:p>
      <text:p text:style-name="P7"><text:span text:style-name="T2">S</text:span><text:span text:style-name="T1">econd, It implies that it is permitted for a program to include redundant cast operators for the sake of clarity.</text:span></text:p>
      <text:p text:style-name="P8"><text:span text:style-name="T1">4) </text:span><text:span text:style-name="T2">When we need to convert from a primitive that is simpler or smaller than the destination type, we don't have to use any special notation for that. </text:span><text:span text:style-name="T7">During widening conversion, the smaller primitive value is placed over a larger container, which means that all the extra space, on the left of the value, is filled with zeros. This may also be used to go from the integer group to the floating point</text:span><text:span text:style-name="T6">.</text:span></text:p>
      <text:p text:style-name="P9"><text:span text:style-name="T13"><text:tab/>B</text:span><text:span text:style-name="T12">yte → short → int → long </text:span></text:p>
      <text:p text:style-name="P9"><text:span text:style-name="T12"><text:tab/>float → double</text:span></text:p>
      <text:p text:style-name="P10"><text:span text:style-name="T12">5) A compile-time constant is computed at the time the code is compiled, While a run-time constant can only be computed while the application is running.</text:span></text:p>
      <text:p text:style-name="P10"><text:span text:style-name="T12">A compile-time constant will have the same value each time an application runs,while a run-time constant may change <text:tab/>each time.</text:span></text:p>
      <text:p text:style-name="P11">6) <text:span text:style-name="T16">Narrowing conversion is needed when you convert from a larger size type to a smaller size. This is for incompatible data types, wherein automatic conversions cannot be done.</text:span></text:p>
      <text:p text:style-name="P13"><text:soft-page-break/><text:span text:style-name="T16">B</text:span><text:span text:style-name="T14">ut it also can happen </text:span></text:p>
      <text:p text:style-name="P13"><text:span text:style-name="T14"><text:tab/>when compiler see the value which is going to assign in the assignment context is constant &amp; within the byte range.</text:span></text:p>
      <text:p text:style-name="P14"><text:span text:style-name="T16"/></text:p>
      <text:p text:style-name="P12"><text:span text:style-name="T14"><text:s/>Double -&gt; float -&gt; long </text:span><text:span text:style-name="T15">-&gt;</text:span><text:span text:style-name="T14"> int -&gt; short -&gt;</text:span><text:span text:style-name="T16">B</text:span><text:span text:style-name="T14">y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23:17:27.158327514</meta:creation-date>
    <meta:generator>LibreOffice/7.3.7.2$Linux_X86_64 LibreOffice_project/30$Build-2</meta:generator>
    <dc:date>2023-08-01T23:59:11.543266526</dc:date>
    <meta:editing-duration>PT30M38S</meta:editing-duration>
    <meta:editing-cycles>6</meta:editing-cycles>
    <meta:document-statistic meta:table-count="0" meta:image-count="0" meta:object-count="0" meta:page-count="2" meta:paragraph-count="19" meta:word-count="401" meta:character-count="2390" meta:non-whitespace-character-count="2000"/>
  </office:meta>
</office:document-meta>
</file>